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rdf+xml" manifest:full-path="Object 1/manifest.rdf"/>
  <manifest:file-entry manifest:media-type="text/xml" manifest:full-path="Object 1/styles.xml"/>
  <manifest:file-entry manifest:media-type="application/vnd.oasis.opendocument.spreadsheet" manifest:version="1.2"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F1200002D7B17CC896F.svm"/>
  <manifest:file-entry manifest:media-type="" manifest:full-path="Pictures/2000000700003C920000247D2DD1033A.svm"/>
  <manifest:file-entry manifest:media-type="" manifest:full-path="Pictures/2000000700003E040000242D1547D522.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HP Simplified" svg:font-family="'HP Simplifie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line-height="200%" fo:text-align="center" style:justify-single-word="false"/>
    </style:style>
    <style:style style:name="P4" style:family="paragraph" style:parent-style-name="Standard">
      <style:paragraph-properties fo:line-height="100%" fo:text-align="start" style:justify-single-word="false"/>
    </style:style>
    <style:style style:name="P5" style:family="paragraph" style:parent-style-name="Standard">
      <style:paragraph-properties fo:line-height="100%" fo:text-align="center" style:justify-single-word="false"/>
    </style:style>
    <style:style style:name="P6" style:family="paragraph" style:parent-style-name="Standard">
      <style:paragraph-properties fo:line-height="100%" fo:text-align="start" style:justify-single-word="false"/>
      <style:text-properties style:font-name="HP Simplified"/>
    </style:style>
    <style:style style:name="P7" style:family="paragraph" style:parent-style-name="Standard">
      <style:paragraph-properties fo:line-height="100%" fo:text-align="start" style:justify-single-word="false"/>
      <style:text-properties style:font-name="HP Simplified" fo:font-size="12pt" style:font-size-asian="12pt" style:font-size-complex="12pt"/>
    </style:style>
    <style:style style:name="P8" style:family="paragraph" style:parent-style-name="Standard">
      <style:paragraph-properties fo:line-height="100%" fo:text-align="start" style:justify-single-word="false"/>
      <style:text-properties style:font-name="Times New Roman" fo:font-size="10pt" style:font-size-asian="10pt" style:font-size-complex="10pt"/>
    </style:style>
    <style:style style:name="P9" style:family="paragraph" style:parent-style-name="Standard">
      <style:paragraph-properties fo:line-height="100%" fo:text-align="start" style:justify-single-word="false"/>
      <style:text-properties style:font-name="Times New Roman" fo:font-size="12pt" style:font-size-asian="12pt" style:font-size-complex="12pt"/>
    </style:style>
    <style:style style:name="P10" style:family="paragraph" style:parent-style-name="Standard">
      <style:paragraph-properties fo:margin-left="-0.4925in" fo:margin-right="0in" fo:line-height="100%" fo:text-align="start" style:justify-single-word="false" fo:text-indent="0in" style:auto-text-indent="false"/>
      <style:text-properties style:font-name="HP Simplified"/>
    </style:style>
    <style:style style:name="P11" style:family="paragraph" style:parent-style-name="Standard">
      <style:paragraph-properties fo:margin-left="-0.4925in" fo:margin-right="0in" fo:line-height="100%" fo:text-align="start" style:justify-single-word="false" fo:text-indent="0in" style:auto-text-indent="false"/>
      <style:text-properties style:font-name="HP Simplified" fo:font-size="12pt" style:font-size-asian="12pt" style:font-size-complex="12pt"/>
    </style:style>
    <style:style style:name="P12" style:family="paragraph" style:parent-style-name="Standard">
      <style:paragraph-properties fo:margin-left="-0.4925in" fo:margin-right="0in" fo:line-height="100%" fo:text-align="start" style:justify-single-word="false" fo:text-indent="0in" style:auto-text-indent="false"/>
      <style:text-properties style:font-name="Times New Roman" fo:font-size="12pt" style:font-size-asian="12pt" style:font-size-complex="12pt"/>
    </style:style>
    <style:style style:name="P13" style:family="paragraph" style:parent-style-name="Standard">
      <style:paragraph-properties fo:margin-left="0in" fo:margin-right="0in" fo:line-height="100%" fo:text-align="start" style:justify-single-word="false" fo:text-indent="0in" style:auto-text-indent="false"/>
      <style:text-properties style:font-name="HP Simplified" fo:font-size="10pt" style:font-size-asian="10pt" style:font-size-complex="10pt"/>
    </style:style>
    <style:style style:name="P14" style:family="paragraph" style:parent-style-name="Standard">
      <style:paragraph-properties fo:margin-left="0in" fo:margin-right="0in" fo:line-height="100%" fo:text-align="start" style:justify-single-word="false" fo:text-indent="0in" style:auto-text-indent="false"/>
      <style:text-properties style:font-name="HP Simplified"/>
    </style:style>
    <style:style style:name="P15" style:family="paragraph" style:parent-style-name="Standard">
      <style:paragraph-properties fo:margin-left="0in" fo:margin-right="0in" fo:line-height="100%" fo:text-align="start" style:justify-single-word="false" fo:text-indent="0in" style:auto-text-indent="false"/>
      <style:text-properties style:font-name="HP Simplified" fo:font-size="12pt" style:font-size-asian="12pt" style:font-size-complex="12pt"/>
    </style:style>
    <style:style style:name="P16" style:family="paragraph" style:parent-style-name="Standard">
      <style:paragraph-properties fo:margin-left="0in" fo:margin-right="0in" fo:line-height="100%" fo:text-align="start" style:justify-single-word="false" fo:text-indent="0in" style:auto-text-indent="false"/>
      <style:text-properties style:font-name="Times New Roman" fo:font-size="12pt" style:font-size-asian="12pt" style:font-size-complex="12pt"/>
    </style:style>
    <style:style style:name="P17" style:family="paragraph" style:parent-style-name="Standard">
      <style:paragraph-properties fo:margin-left="0in" fo:margin-right="0in" fo:line-height="100%" fo:text-align="center" style:justify-single-word="false" fo:text-indent="0in" style:auto-text-indent="false"/>
      <style:text-properties style:font-name="Times New Roman" fo:font-size="12pt" style:font-size-asian="12pt" style:font-size-complex="12pt"/>
    </style:style>
    <style:style style:name="P18" style:family="paragraph" style:parent-style-name="Standard">
      <style:paragraph-properties fo:margin-left="0in" fo:margin-right="0in" fo:line-height="100%" fo:text-align="center" style:justify-single-word="false" fo:text-indent="0in" style:auto-text-indent="false" fo:break-before="page"/>
      <style:text-properties style:font-name="Times New Roman" fo:font-size="12pt" style:font-size-asian="12pt" style:font-size-complex="12pt"/>
    </style:style>
    <style:style style:name="P19" style:family="paragraph" style:parent-style-name="Hanging_20_indent">
      <style:paragraph-properties fo:margin-left="0in" fo:margin-right="0in" fo:line-height="100%" fo:text-align="start" style:justify-single-word="false" fo:text-indent="0in" style:auto-text-indent="false"/>
      <style:text-properties fo:color="#000000" style:font-name="Times New Roman" fo:font-size="12pt" style:font-size-asian="12pt" style:font-size-complex="12pt"/>
    </style:style>
    <style:style style:name="P20" style:family="paragraph" style:parent-style-name="Hanging_20_indent">
      <style:text-properties style:font-name="Times New Roman" fo:font-size="12pt" style:font-size-asian="12pt" style:font-size-complex="12pt"/>
    </style:style>
    <style:style style:name="P21" style:family="paragraph" style:parent-style-name="Standard">
      <style:paragraph-properties fo:line-height="100%" fo:text-align="center" style:justify-single-word="false"/>
    </style:style>
    <style:style style:name="T1" style:family="text">
      <style:text-properties style:text-position="super 58%"/>
    </style:style>
    <style:style style:name="T2" style:family="text">
      <style:text-properties fo:font-size="10pt" style:font-size-asian="10pt" style:font-size-complex="10pt"/>
    </style:style>
    <style:style style:name="T3" style:family="text">
      <style:text-properties fo:font-size="12pt" style:font-size-asian="12pt" style:font-size-complex="12pt"/>
    </style:style>
    <style:style style:name="T4" style:family="text">
      <style:text-properties style:font-name="Times New Roman" fo:font-size="12pt" style:font-size-asian="12pt" style:font-size-complex="12pt"/>
    </style:style>
    <style:style style:name="T5" style:family="text">
      <style:text-properties style:font-name="Times New Roman" fo:font-size="10pt" style:font-size-asian="10pt" style:font-size-complex="10pt"/>
    </style:style>
    <style:style style:name="T6" style:family="text">
      <style:text-properties style:font-name="HP Simplified"/>
    </style:style>
    <style:style style:name="T7" style:family="text">
      <style:text-properties style:font-name="HP Simplified" fo:font-size="10pt" style:font-size-asian="10pt" style:font-size-complex="10pt"/>
    </style:style>
    <style:style style:name="T8" style:family="text">
      <style:text-properties fo:color="#000000"/>
    </style:style>
    <style:style style:name="T9" style:family="text">
      <style:text-properties fo:color="#000000" fo:font-style="italic"/>
    </style:style>
    <style:style style:name="T10" style:family="text">
      <style:text-properties fo:font-variant="normal" fo:text-transform="none" fo:letter-spacing="normal"/>
    </style:style>
    <style:style style:name="T11" style:family="text">
      <style:text-properties fo:font-variant="normal" fo:text-transform="none" fo:letter-spacing="normal" fo:font-style="normal" fo:font-weight="normal"/>
    </style:style>
    <style:style style:name="T12" style:family="text">
      <style:text-properties fo:font-variant="normal" fo:text-transform="none" fo:letter-spacing="normal" fo:font-style="italic" fo:font-weight="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he Effects of a Changing Cache Size on ILP</text:p>
      <text:p text:style-name="P3">Deborah Rempala</text:p>
      <text:p text:style-name="P3">CSCI 415: Computer Organization and Architecture</text:p>
      <text:p text:style-name="P3">December 8<text:span text:style-name="T1">th</text:span>, 2015</text:p>
      <text:p text:style-name="P3">Fall 2015</text:p>
      <text:p text:style-name="P3"/>
      <text:p text:style-name="P3"/>
      <text:p text:style-name="P3"/>
      <text:p text:style-name="P3"/>
      <text:p text:style-name="P3"/>
      <text:p text:style-name="P3"/>
      <text:p text:style-name="P3"/>
      <text:p text:style-name="P3"/>
      <text:p text:style-name="P5"><text:tab/></text:p>
      <text:p text:style-name="P5"/>
      <text:p text:style-name="P5"/>
      <text:p text:style-name="P5"><text:soft-page-break/>Background:</text:p>
      <text:p text:style-name="P4"><text:tab/> In computers, a cache is where certain data is stored so the data can be easily accessed in a timely manner. Computers determine what is going to be in cache based on what the data is and what it is going to be used for. The data can be used to run loops, compute values or store the data of the values. ILP stands for instruction level parallelism. This means that instructions can run simultaneously of one another. This process saves cycles, which in the long run, saves time for how long the program will run. Changing the cache size will either allow more data to be save or less data depending on the test that is currently running. This will then change how fast instructions will be completed and how many cycles will need to be completed. For this paper, Instruction cache will be tested. Instruction cache is the saving of instructions to the cache. These instructions then can easily be replicated in the program. <text:s/></text:p>
      <text:p text:style-name="P4"><text:tab/>Instruction cache's have different patterns and uses different regions of memory then a data cache. If both the instruction cache and the data cache used the same memory, problems would develop (Introduction to Caches). The instruction cache consists of several components. The first component is the valid bit (Introduction to Caches). The valid bit decides whether the instruction is valid or invalid to the program (Introduction to Caches). <text:s/>The next component is the dirty bit (Introduction to Caches). The dirty bit is a tag to see if the data has been modified or not (Introduction to Caches). The next component is the tag (Introduction to Caches). The tag contains the upper bit of the address or where the instruction is (Introduction to Caches). The final component is the cache line (Introduction to Caches). The cache line is where the actual instruction is (Introduction to Caches). All of these components work together to store the instruction that then can be executed a multitude of times. </text:p>
      <text:p text:style-name="P4"><text:tab/>Instruction Level Parallelism (ILP) is a way to overlap instruction therefore, the instructions can run parallel to one another. ILP can be measured by taking the average number of instructions that, in theory, a processor can execute at the same time (Architectures). ILP is mostly determined by the number of true data dependencies and the control dependencies in relation to the number of other instructions (Architecture). <text:s/>If the processor has more parallelism, then fewer clock cycles will be executed (Architecture). However, more parallelism could potentially add more NOP's or bubbles to the cycle. If that was the case, then, the speedup would be no more then what it originally was. Machine Parallelism can also help to speed up the clock cycle. Machine Parallelism is the measure of the ability of the processor to take advantage of the ILP of the program (Architecture). Machine Parallelism is determined by the number of instructions that can be fetched and executed at the same time (Architecture). To achieve the ILP of the program, the processor would need infinite Machine Parallelism (Architecture). To achieve the high performance of the processor; the processor and the code both need Machine Parallelism and Instruction Level Parallelism (Architecture). </text:p>
      <text:p text:style-name="P4"><text:tab/>In 1968, the first cache was used in a commercial computer system (Patterson). The cache was designed to be used with a Reduced Instruction Set Computer (RISC) architecture system (Patterson). The instruction cache is designed to work with a RISC II architecture system (Patterson). A RISC II architecture has more registers, uses less area and it should have high performance then a RISC I (Patterson). The long term goal the researchers were trying to reach was to design a single chip that combines the CPU with an instruction cache (Patterson). This combination will then reduce the number of off chip references that the CPU will need to make (Patterson). However,this type of chip is only a research prototype and not available for modern computers (Patterson).</text:p>
      <text:p text:style-name="P4"><text:tab/>The first architecture idea mentioned is a Expansible Cache (Patterson). This is only possible solution because the cache and the CPU cannot fit on the same chip (Patterson). The cache size must be large enough so that a wide range of applications can be executed on it (Patterson). The cache size also must be small therefore, the typical customer can afford it (Patterson). The customer should only need to buy the amount of cache they need and want (Patterson). <text:s/></text:p>
      <text:p text:style-name="P4"><text:soft-page-break/><text:tab/>The ideal VLSI cache design would consist of one or more chips with the number being determined by the cache size (Patterson). The RISC II instruction cache would use such a chip (Patterson). <text:s/>The controller of this chip would only check the chip select line to see if it is enabled (Patterson). If it is enabled then, the services can access the memory it needs to complete the task at hand (Patterson). This approach would just requires the memory location to be saved on the chip, which would then save space on the cache (Patterson). Then an external decoder would generate the chip signals and implement a direct mapped cache (Patterson). An improvement to this chip design is to allow a word to appear in any chip (Patterson). Every chip would try to service each request but, only the chip with the matching address would be able to process and use the memory needed for the task (Patterson). <text:s/>This type of mapping requires a smarter cache, memory to hold the tokens, pins to pass the token and a pin to determine where to start the token once the system is initialized (Patterson). </text:p>
      <text:p text:style-name="P4"><text:tab/>The second architecture idea is how the system is able to deal with Fault Tolerance (Patterson). Since chips are manufactured as such high volumes , a majority of them are determined faulty (Patterson). Once a chip is determined to be faulty, they are generally discarded. Instead of discarding the chips, Manufacturers should test the yield of the chip (Patterson). Yield means the function of the size of the chip and the density of the circuit inside the chip (Patterson). The amount of yield would determine the manufacturing cost and this then would limit the size of the chip (Patterson). This would then determine how much of the chip is dedicated to the cache. To improve the yield of the cache, the chip would include a fault tolerant bit (Patterson). The result would then be simply calculated as cache miss (Patterson). If multiple chips are used then all memory addresses would defect on the same word (Patterson). This also requires that the instruction cache would have a path around it when a memory fault would occur (Patterson). </text:p>
      <text:p text:style-name="P4"><text:tab/>The third architecture idea is a remote program counter (Patterson). This would then reduce off-chip accesses (Patterson). The best example of this is the Program Counter or the PC (Patterson). The values of the PC are sent out to the CPU over the address bus (Patterson). <text:s/>This type of data would contain little new information since, the data would just include the previous value plus a small offset (Patterson). The RISC II instruction cache uses a remote program counter, which then would try to predict the nature of the PC addresses (Patterson). Predicting the next PC value is almost trivial, but that is not always the case. Rather than compare to tag to the RPC, every cache would access would be compared to the real PC to assure the correctness of the word (Patterson). If there wasn't a match, then a full cycle would be taken to see if the correct address is in the cache (Patterson). The number of cache misses and the number of misinterpret addresses would then affect the performance of the RISC II instruction cache (Patterson). The reasons why this would occur is related to the number of branches and jumps that the program uses. If the program is heavy in jumps and branches then the program will obviously take more cycle to complete. This would then effect the theoretical program counter because the program counter would then have to send out more information along it's bus.</text:p>
      <text:p text:style-name="P4"><text:tab/>The fourth architecture idea is compacting all the instructions (Patterson). Rather then add variable length instructions to the RISC II CPU, Phil Garrison and Korbin Van Dye used a cache to transform code into a 32- bit RISC instruction (Patterson). With the cache handling variable length instructions, it has the potential to maintain the high performance of a simple instruction fetch and decode system (Patterson). Which would then reduce the size of code with fewer cache and page faults (Patterson). </text:p>
      <text:p text:style-name="P4"><text:tab/>All four ideas presented, would help computer designers design an affordable yet reliable computer chip (Patterson). The CPU would still be able to execute easy to decode RISC I instruction and the cache and memory size would be 20 to 25 percent smaller (Patterson). <text:s/>A minor architecture change to an off -chip cache would would allow several chips to be connected to a CPU which would then improve the hit ratio (Patterson). This would then improve the memory usage and the number of <text:soft-page-break/>cycles a program will need to use. Even with all of these improvements, it will never be worse then what the number of cycles, misses and faults originally was. <text:s/></text:p>
      <text:p text:style-name="P4"><text:tab/>High Instruction cache hits are essential if you want a high performing computer (Torrellas). One known technique is to improve the rate of cache hits by using a optimized compiler (Torrellas). This technique has only been applied to application code however, there is enough evidence to suggest that the operating system often uses the cache heavily and with less uniform patterns than applications (Torrellas). <text:s/>High performing instruction memory hierarchies are essential to keep up with fast CPUs (Torrellas). <text:s/>Many machines rely on on-chip instruction caches to intercept instruction fetches (Torrellas). These caches although ,relatively small, must be able to capture the working set of the program that is being executed (Torrellas). </text:p>
      <text:p text:style-name="P4"><text:tab/>To reduce the number of misses in an application, the first issue that needs to be improved is the layout of the code (Torrellas). <text:s/>This technique has only applied to the operating system's code since the operating system uses the cache system the most (Torrellas). <text:s/>This then begs the question if an optimization of the system's code even exists (Torrellas). <text:s/>Since the operating system's code has a complex and large control among the procedures it runs, caches may be less effective in interpreting the memory accesses (Torrellas). Using a VAX-11/780 a lower performance of the cache was found when the operating system was being used (Torrellas). The operating system also caused the majority of cache misses which would increase the number of cycles that the program must go through in order to be executed property (Torrellas). <text:s/>To decrease the number of misses the cache code must either be re-positioned or replicated (Torrellas). To accomplish the basic blocks are placed so that the callers of the routines, loops and conditionals do not interference with the callee routines or their descendants (Torrellas). </text:p>
      <text:p text:style-name="P4"><text:tab/>This experiment then led to four general conclusions (Torrellas). The first conclusion is that the operating system's code is used frequently, therefore generating an optimized placement would be simple (Torrellas). The second conclusion is that there is plenty of spatial locality in any of the operating system sequences (Torrellas). The third conclusion is that the loops have few iterations and really don't call the procedures, which would then make these loops difficult to exploit (Torrellas). The fourth conclusion is that there is temporal locality in small routines that are called frequently (Torrellas). <text:s/>Since that high instruction cache hit rates are associated to a high performing CPU it is essential to optimized the cache as much as possible (Torrellas).</text:p>
      <text:p text:style-name="P4"><text:tab/>For this research paper, varying sizes of the instruction cache will be tested. The cache size will range from the minimum it can be to the maximum cache size allowed by the environment. The amount of cache accesses that the program runs and the amount of cache misses that program goes through will be measured as the experiments goes on. A variety of programs will be ran to test the different code that would be executed on a system in a real life situation. The configuration file will be changed accordingly to test the different sizes of the instruction cache. This research interested me because as a <text:s/>researcher, I am always curious as to what a system's boundaries are. I specifically want to know what the minimum cache size test results will yield because in the long run it can save consumer's money. Then the consumer would only need to buy what he or she absolutely needed to accomplish whatever task they had. </text:p>
      <text:p text:style-name="P4"><text:tab/>Hypothetically, The cache accesses should be the same and the amount of cache misses should decrease as the cache size increases. <text:s/>If a maximum size cache can be attained, it will be interesting to know what type of performance the computer would actually gain. If the computer has a lower cache size, then the number of cache misses should be larger then if the cache is at the maximum. If the number of cache misses increases with a larger cache size, then this would render a larger instruction cache useless. This would then lead to needing to test something else in order to gauge the performance of the environment. Cache miss will be the most useful figure since, this shows how many times the <text:soft-page-break/>program must access something out of the cache. These experiment's will also show how cache misses directly effect the ILP of the system. </text:p>
      <text:p text:style-name="P5"><text:tab/>Experiment Overview:</text:p>
      <text:p text:style-name="P4"><text:tab/>For this research, instruction cache will be tested. The actual experiments will take place on a the server Colossus using the analyzer. The analyzer can be found in /colossus/classes/cs415/analyser and you can grab a copy of that by using the cp command. You will also need to grab a copy of the sample configuration file which is <text:s/>located in /colossus/classes/cs415/. Once you have both of these copies, they will need to be placed in your home directory. Do not copy the trace files to your directory as they will take up more space then you have allocated to you. </text:p>
      <text:p text:style-name="P4"><text:tab/>The variables that will be changed are located under the comment “#Icache Description”. You will only need to change these variables. Leave Everything else alone. If you change any other variables, then your data will be compromised. <text:s/>The cache size's chosen for this experiment are 1k, 2k, 4k, 8k, 16k, 32k and 64k. The control throughout the experiment will be the 1 k size. Three different ways of associativity will also be tested. These are a fully associative cache, a two-way associative cache and a four-way associative cache. Three different trace files will be used to analyze the different sizes of the instruction cache. The files chosen for this experiment are “8q.trace”, “clinpack2.O.trace ” and “livermore.trace”. These files were chosen at random. These files can be found in /colossus/ classes/ cs415/trace. Three different files will ran through the analyzer with the final calculation being the average of the all the runs. The amount of icache accesses and the amount of icache misses will be measured for each run. The average will then be computed for each of these. </text:p>
      <text:p text:style-name="P4"><text:tab/>The first experiment will examine a fully associative cache. The associativity will need to be set to -1 for a fully associative cache. <text:s/>The first test will be the control or a size of 1000 <text:s/>bytes. Everything else (besides the associativity) will be left the same. <text:s/>To run the first test , the line wrote in the terminal will be analyse 1ilp.config /colossus/classes/cs415/trace/8q.trace -endian &gt;test1.txt. <text:s/>Then record the data in a chart. The second test will be a cache size of 2000 bytes. To run the second test, <text:s/>the line wrote in the terminal will be analyse 1ilp.config /colossus/classes/cs415/trace/8q.trace -endian &gt;test2.txt. Then record the data in a chart. <text:s/>The third test will be a cache size of 4000 bytes. To run the third test, <text:s/>the line wrote in the terminal will be analyse 1ilp.config /colossus/classes/cs415/trace/8q.trace -endian &gt;test3.txt. Then record the data in a chart. <text:s/>The fourth test will be a cache size of 8000 bytes. To run the fourth test, <text:s/>the line wrote in the terminal will be analyse 1ilp.config /colossus /classes /cs415/ trace/ 8q.trace -endian &gt;test4.txt. Then record the data in a chart. <text:s/>The fifth test will be a cache size of 16000 bytes. To run the fifth test, <text:s/>the line wrote in the terminal will be analyse 1ilp.config /colossus /classes /cs415/ trace/ 8q.trace -endian &gt;test5.txt. Then record the data in a chart. The sixth test will be a cache size of 32000 bytes. To run the sixth test, <text:s/>the line wrote in the terminal will be analyse 1ilp.config /colossus /classes /cs415/ trace/ 8q.trace -endian &gt;test6.txt. Then record the data in a chart. The final test of this experiment will be a cache size of 64000 bytes or the maximum cache size allowed by the system. To run the sixth test, <text:s/>the line wrote in the terminal will be analyse 1ilp.config /colossus /classes /cs415/ trace/ 8q.trace -endian &gt;test7.txt. Then record the data in the chart. To complete the 2 additional runs, change the trace file. </text:p>
      <text:p text:style-name="P4"><text:tab/>The second experiment will examine a two-way associative cache. The associativity will need to be set to 2 <text:s/>for a two-way associative cache. <text:s/>The first test will be the control or a size of 1000 <text:s/>bytes. Everything else (besides the associativity) will be left the same. <text:s/>To run the first test , the line wrote in the terminal will be analyse 1ilp.config /colossus/classes/cs415/trace/8q.trace -endian &gt;test1.txt. <text:s/>Then record the data in a chart. The second test will be a cache size of 2000 bytes. To run the second test, <text:s/>the line wrote in the terminal will be analyse 1ilp.config /colossus/classes/cs415/trace/8q.trace -endian &gt;test2.txt. Then record the data in a chart. <text:s/>The third test will be a cache size of 4000 bytes. To run the third test, <text:s/>the line wrote in the terminal will be analyse 1ilp.config <text:s text:c="2"/>/colossus /classes /cs415 /trace /<text:soft-page-break/>8q.trace -endian &gt;test3.txt. Then record the data in a chart. <text:s/>The fourth test will be a cache size of 8000 bytes. To run the fourth test, <text:s/>the line wrote in the terminal will be analyse 1ilp.config /colossus /classes /cs415/ trace/ 8q.trace -endian &gt;test4.txt. Then record the data in a chart. <text:s/>The fifth test will be a cache size of 16000 bytes. To run the fifth test, <text:s/>the line wrote in the terminal will be analyse 1ilp.config /colossus /classes /cs415/ trace/ 8q.trace -endian &gt;test5.txt. Then record the data in a chart. The sixth test will be a cache size of 32000 bytes. To run the sixth test, <text:s/>the line wrote in the terminal will be analyse 1ilp.config /colossus /classes /cs415/ trace/ 8q.trace -endian &gt;test6.txt. Then record the data in a chart. The final test of this experiment will be a cache size of 64000 bytes or the maximum cache size allowed by the system. To run the sixth test, <text:s/>the line wrote in the terminal will be analyse 1ilp.config /colossus /classes /cs415/ trace/ 8q.trace -endian &gt;test7.txt. Then record the data in the chart. To complete the 2 additional runs, change the trace file. </text:p>
      <text:p text:style-name="P4"><text:tab/>The final experiment will examine a four-way associative cache. The associativity will need to be set to 4 for a four-way associative cache. <text:s/>The first test will be the control or a size of 1000 <text:s/>bytes. Everything else (besides the associativity) will be left the same. <text:s/>To run the first test , the line wrote in the terminal will be analyse 1ilp.config /colossus/classes/cs415/trace/8q.trace -endian &gt;test1.txt. <text:s/>Then record the data in a chart. The second test will be a cache size of 2000 bytes. To run the second test, <text:s/>the line wrote in the terminal will be analyse 1ilp.config /colossus/classes/cs415/trace/8q.trace -endian &gt;test2.txt. Then record the data in a chart. <text:s/>The third test will be a cache size of 4000 bytes. To run the third test, <text:s/>the line wrote in the terminal will be analyse 1ilp.config <text:s text:c="2"/>/colossus /classes /cs415 /trace /8q.trace -endian &gt;test3.txt. Then record the data in a chart. <text:s/>The fourth test will be a cache size of 8000 bytes. To run the fourth test, <text:s/>the line wrote in the terminal will be analyse 1ilp.config /colossus /classes /cs415/ trace/ 8q.trace -endian &gt;test4.txt. Then record the data in a chart. <text:s/>The fifth test will be a cache size of 16000 bytes. To run the fifth test, <text:s/>the line wrote in the terminal will be analyse 1ilp.config /colossus /classes /cs415/ trace/ 8q.trace -endian &gt;test5.txt. Then record the data in a chart. The sixth test will be a cache size of 32000 bytes. To run the sixth test, <text:s/>the line wrote in the terminal will be analyse 1ilp.config /colossus /classes /cs415/ trace/ 8q.trace -endian &gt;test6.txt. Then record the data in a chart. The final test of this experiment will be a cache size of 64000 bytes or the maximum cache size allowed by the system. To run the sixth test, <text:s/>the line wrote in the terminal will be analyse 1ilp.config /colossus /classes /cs415/ trace/ 8q.trace -endian &gt;test7.txt. Then record the data in the chart. To complete the 2 additional runs, change the trace file. <text:tab/></text:p>
      <text:p text:style-name="P5">Analysis of Results:</text:p>
      <text:p text:style-name="P6"><text:s text:c="4"/>Table 1: Number of Cache Accesses</text:p>
      <text:p text:style-name="P6"><draw:frame draw:style-name="fr3" draw:name="Object1" text:anchor-type="paragraph" svg:width="6.7028in" svg:height="1.4563in" draw:z-index="0"><draw:object xlink:href="./Object 1" xlink:type="simple" xlink:show="embed" xlink:actuate="onLoad"/><draw:image xlink:href="./ObjectReplacements/Object 1" xlink:type="simple" xlink:show="embed" xlink:actuate="onLoad"/></draw:frame> <text:s text:c="2"/><text:span text:style-name="T2">Table 1 illustrates the number of cache accesses for a fully associative , two -way and a four-way cache. The size of the <text:s text:c="8"/>cache is measured in bytes and the number of accesses is measured in positive integers.</text:span></text:p>
      <text:p text:style-name="P8"/>
      <text:p text:style-name="P6"><text:span text:style-name="T5"><text:tab/></text:span><text:span text:style-name="T4">Table 1 illustrates the number of cache accesses for a fully associative, two-way and a four-way. Since the same three programs were ran on the analyzer, these results remained constant for all three experiments. The difference in the numbers indicate that each program was doing something different. This proves that no matter how large or small the cache size, the number accesses will remain the same </text:span><text:soft-page-break/><text:span text:style-name="T4">throughout the execution of the program. This is because the number of accesses shouldn't be determined by how large the cache is. The program will still need to access the cache the same amount </text:span><text:span text:style-name="T4">of times no matter how small or large the cache is. The second column or the second program to be ran has the smallest integers because it had the smallest number of instructions to go through. The second program also took the shortest amount of time to complete throughout the three experiments. In contrast, the third program had the largest integers for cache accesses. This is because the third program had the most instructions to be executed. The third program also took the most time to complete. </text:span></text:p>
      <text:p text:style-name="P9"><text:tab/>The first experiment tested varying cache sizes on a fully associative cache system. I noticed that during the running of all three experiments, the first experiment took the shortest amount of time to complete. This is because a fully associative cache can store data in any cache location. In relation to my experiment this means that the instructions that are being executed can be stored in any cache location. This is why the three different programs took the shortest amount of time to be completed.</text:p>
      <text:p text:style-name="P9"/>
      <text:p text:style-name="P7"><draw:frame draw:style-name="fr1" draw:name="graphics1" text:anchor-type="paragraph" svg:x="0.2646in" svg:y="0.2409in" svg:width="6.2508in" svg:height="3.6457in" draw:z-index="1"><draw:image xlink:href="Pictures/2000000700003E040000242D1547D522.svm" xlink:type="simple" xlink:show="embed" xlink:actuate="onLoad"/></draw:frame> <text:s text:c="9"/>Figure 1: The Average Amount of Cache Misses on a Fully-Associative Cache</text:p>
      <text:p text:style-name="P10"><text:span text:style-name="T3"><text:s text:c="25"/></text:span><text:span text:style-name="T2">Figure 1 illustrates the average amount of cache misses for a fully-associative cache. <text:s/>The cache size is measured in <text:s text:c="12"/><text:tab/> <text:s text:c="12"/>number of bytes and the number of cache misses is measured in positive integers. </text:span></text:p>
      <text:p text:style-name="P13"/>
      <text:p text:style-name="P14"><text:span text:style-name="T2"><text:tab/></text:span><text:span text:style-name="T4">Figure 1 illustrates the average amount of cache misses for a fully-associative cache. For a cache size of 1000 bytes, the average number of misses was 44086 misses. For a cache size of 2000 bytes, the average number of misses was 40348.333 misses. For a cache size of 4000 bytes, the average number of misses was 18473.3 misses. For a cache size of 8000 bytes, the average number of misses was 519.33 misses. For a cache size of 16,000 bytes, the average number of misses was 417 misses. For a cache size of 32,000 bytes, the average number of misses was 416.33 misses. For a cache size of 64,000 bytes the average number of misses was 416.333 misses. This data shows that the optimal cache size for a fully-associative cache is 32,000 bytes. The trend this graph is a general decrease as the cache size increase. <text:s/>The optimal size for the cache size is 32,000 bytes because the number of misses doesn't decrease after 32,000 bytes. Hypothetically, if the cache was able to increase to astronomical sizes then </text:span><text:soft-page-break/><text:span text:style-name="T4">the cache misses would probably not change. The number of misses won't change because the cache still won't be able to hold every single instruction. There will always be unique instructions that will </text:span><text:span text:style-name="T4">only be used once. </text:span></text:p>
      <text:p text:style-name="P16"><text:tab/>The second experiment tested varying cache sizes on a two-way associative cache system. A two-way associative cache is a cache where each index has two indexes for it. It uses the least significance bits of the memory index for the cache memory. This type of cache takes less space on the processor. The three programs that ran on this cache took the second shortest time to complete. This happened because the program would have to check both indexes for each instruction that was in the cache. </text:p>
      <text:p text:style-name="P16"/>
      <text:p text:style-name="P15"><text:s text:c="13"/>Figure 2: The <text:s/>Average Amount of Cache Misses on a Two-Way Set Associativity Cache </text:p>
      <text:p text:style-name="P11"><draw:frame draw:style-name="fr2" draw:name="graphics2" text:anchor-type="paragraph" svg:width="6.1047in" svg:height="3.678in" draw:z-index="2"><draw:image xlink:href="Pictures/2000000700003C920000247D2DD1033A.svm" xlink:type="simple" xlink:show="embed" xlink:actuate="onLoad"/></draw:frame> <text:s text:c="25"/><text:span text:style-name="T2">Figure 2 illustrates the number of cache misses on a two-way set associativity cache. <text:s/>The size of the cache is <text:s text:c="5"/><text:tab/> <text:tab/> <text:s text:c="13"/>measured in bytes and the number of misses is measured in positive integers. </text:span></text:p>
      <text:p text:style-name="P16"><text:tab/></text:p>
      <text:p text:style-name="P16"><text:tab/>Figure 2 illustrates the average number of cache misses on a two-way set associative cache. For a cache size of 1000 bytes the average number of misses was 52,803.67 misses. For a cache size of 2000 bytes, the average number of misses was 44,279.33 misses. For a cache size of 4000 bytes, the average number of misses was 37,736 misses. For a cache size of 8000 bytes, the average number of misses was 138,115.33 misses. For a cache size of 16,000 bytes, the average number of misses was 63,589 misses. For a cache size of 32,000 bytes, the average number of misses was 24,580 bytes. For a cache size of 64,000 bytes, the average number of misses was 8929.67 misses. There is no definitive trend in this data because two data points do not follow the pattern that would be expected. <text:s/>The two data points that do not follow the patter are the cache size of 8,000 bytes and the cache size of 16,000 bytes. Hypothetically, the number of misses should be much smaller then what they are. Even after doing multiple number of runs on those two cache sizes, the number of misses still stood. These result's mean that a cache size of 4,000 bytes and a cache size of 8,000 bytes are not optimal for this system. The most optimal cache for a two-way set associative cache is 64,000 bytes for this particular system. If more cache size was available, the number of misses may go down, however this would need to be <text:soft-page-break/>tested further to see if this claim was true. </text:p>
      <text:p text:style-name="P16"><text:tab/>The third experiment tested varying cache sizes on a four-way associative cache. A four-way associative is a cache where each set has four lines. This means that an instruction can be cache in any of these four locations. When running these experiments, these run's took the longest time to complete. Our of the three programs, the second program took the longest to complete. This is because this program used the most instructions. Since the instruction could be mapped to any of these four locations, the program would need to decide where the instruction went. </text:p>
      <text:p text:style-name="P16"><text:tab/></text:p>
      <text:p text:style-name="P15"><text:s text:c="6"/>Figure 3: The Average Amount of Cache Misses on a Four-Way Set Associative Cache</text:p>
      <text:p text:style-name="P12"><draw:frame draw:style-name="fr2" draw:name="graphics3" text:anchor-type="paragraph" svg:width="6.5547in" svg:height="3.9827in" draw:z-index="3"><draw:image xlink:href="Pictures/2000000700004F1200002D7B17CC896F.svm" xlink:type="simple" xlink:show="embed" xlink:actuate="onLoad"/></draw:frame><text:span text:style-name="T6"> <text:s/><text:tab/> <text:s text:c="5"/></text:span><text:span text:style-name="T7">Figure 3 illustrates the average amount of cache misses on a four-way set associative cache. The size of the cache are <text:s/><text:tab/> <text:s text:c="6"/>measured in bytes and the number of misses is measured in a positive integer. </text:span></text:p>
      <text:p text:style-name="P16"><text:tab/></text:p>
      <text:p text:style-name="P16"><text:tab/>Figure 3 illustrates the average amount of cache misses on a four-way set associative cache. For a cache size of 1000 bytes, the average number of misses was 53,672.67 misses. For a cache size of 2000 bytes, the average number of misses was 44,787.67 misses. For a cache size of 4000 bytes, the average number of misses was 39,136 misses. For a cache size of 8000 bytes, the average number of misses was 24,475.67 misses. For a cache size of 16,000 bytes, the average number of misses was 24,525 misses. For a cache size of 32,000 bytes, the average number of misses was 10,777.33 misses. For a cache size of 64,000 bytes, the average number of misses was 2569.67 bytes. The only issue for this data set was the experiment ran on the cache size of 16,000 bytes. The expected case was that the number would be lower then the previous size. However, there really wasn't that big of increase with the number of misses ,when compared to the second experiment. The optimal size of the cache for this system is 64,000 bytes. This size had the least amount of misses within this test. If a bigger cache could be obtained, then the number of misses would be expected to decrease. However, this claim would need to be tested further to prove this theory. </text:p>
      <text:p text:style-name="P16"><text:tab/>When comparing all three experiment's, the best cache design is the fully-associative cache. <text:soft-page-break/>This is because each instruction maps to only one location. Therefore when the system has to find the instruction, it only has to look in one place to find it. However, this type of cache would cost the most money because the hardware is quite complex and quite expensive. The optimal cache condition for this system is a fully-associative cache with 32,000 bytes in it. This cache size yield the least number of misses and was the fastest to complete all 3 programs. This is theoretical because a cache that size would be quite expensive and the hardware for such a cache would be complex. The most likely cache for this system would be a four-way set associative cache because the hardware isn't as complex as the other two cache designs. These results relate to instruction level parallelism because the number of misses dictate how many instructions were not in the cache. This then would effect how many instructions the cache could run simultaneously and which instructions could overlap. If the instruction wasn't in the cache, then the program would have to go and fetch it from main memory which would then add a NOP to the other phases. This is why with a four-way associative cache, the programs took the longest to complete because the program had to look in four different places before deciding if it was in the cache or not. This also explains why the fully-associative cache took the shortest amount of time to complete because the program only had to look in one place before deciding if it was in the cache or not. </text:p>
      <text:p text:style-name="P17">Conclusion:</text:p>
      <text:p text:style-name="P16"><text:tab/>Clearly, this experiment can only be ran using a simulated environment. The amount of hardware needed to obtain such an environment is very complex. It would also cost a significant amount of money and time to build such a system. The bigger the cache size, the more money it cost to build it. Also the amount of wiring needed to build a larger cache would make the circuitry very complicated if not impossible. If a cache size of this magnitude could be obtained, it would be interesting to see what kind of hardware was needed and <text:s/>the cost associated with it. These experiments also showed how cache size directly effect instruction level parallelism. If the program took longer to complete, then the number of instructions running in parallel is obviously much lower then if the program took shorter to complete. This leads back to cache size because the fetch component has a much easier time looking for instructions in the cache rather than main memory. Main memory accesses also take more time and cycles to complete. If the instructions were in the cache <text:s/>then the amount of time and number of cycles would decrease. </text:p>
      <text:p text:style-name="P16"><text:tab/>To make the first experiment better; the first thing that could have been done is a cache size in between the size of 32,000 bytes and 64,000 bytes. If such a test could be ran, then the exact optimal cache size could be determined. However, this isn't possible because the amount of bytes in a cache has to be a power of 2. Another improvement to this experiment is that more test programs could have been ran on the analyzer. <text:s/>If more programs were ran, then a better average number of misses could be calculated. This would then yield better results. The last improvement for the first experiment is to test a larger cache size to see if any of the results would fare better. If this was possible, then better results may be obtained. However, for this to happen the simulated environment would have to change. </text:p>
      <text:p text:style-name="P16"><text:tab/>To make the second experiment better; a cache size in between 4,000 bytes and 16,000 bytes would need to be tested. This would then help determine, why the number of misses increased in that interval rather then decrease. Once again this would be impossible because the number of bytes in a cache size has to be a power of two. Another improvement to the second experiment is that more programs could have be ran using the analyzer. This would then give a better number of misses calculation. If more programs were ran, then it might be able to explain why there was such a huge jump at a cache size of 8,000 bytes. The last improvement for the second experiment is a bigger cache size. If a bigger cache size could be obtained then more optimal results could be obtained. </text:p>
      <text:p text:style-name="P16"><text:tab/>To make the final experiment better, more programs could have been ran. That way a better calculated average number of misses could be obtained. This would then lead to better results. Another <text:soft-page-break/>improvement to the third experiment is to test a bigger cache size. If a bigger cache size could be tested then the optimal results might be obtained. The final improvement is a cache size test between the cache size of 8,000 bytes and 16,000 bytes. This might show why a cache size of 16,000 bytes had a slight jump in the average number of misses. However this probably impossible because cache sizes have to be a power of 2. </text:p>
      <text:p text:style-name="P16"><text:tab/>The first area of exploration that this research could lead to is a cost study. This would be interesting to know because it would give a good general idea of how much an experiment like this would cost. The first thing that would need to happen is a design of the system because then the amount of parts and the cost associated with them could be calculated. The size of the processor would also have to play a factor in the design. This would then determine the other components of the computer. It would also lead to an analysis of what parts would be optimal for this type of experiment. If no parts could be found then it would be interesting to know how much it cost to build the parts from scratch. The second part of this exploration would be where this thing would be housed. Obviously, the circuitry would have to be complex, therefore where ever it would be housed would play a factor into the cost. This type of test would also to factor in the amount of wires needed for each of the cache system. A two-way set and a four-way set associative cache would have to be connected together. If the cache sizes and the layout of the cache were rather large, then the amount of buses and wires needed would also have to be large. This would then drive up the cost of the entire system. The final cost would be the amount of time needed to build such a system. This system would take a long time to build because of the shear complexity of it. It would take quite a bit of time to figure out how each component would connect to one another. </text:p>
      <text:p text:style-name="P16"><text:tab/>The second area of exploration is continuing this experiment on larger cache sizes. Hypothetically, the number of misses should decrease as the size of the cache increases. This also might lead to why a cache size of 8,000 bytes had it's number of misses increase. This might also yield better results. The best result is that you want a cache that never misses and still has a high performance level. This might also lead to cache sizes that aren't a power of two. If such was a case then it would lead to a cache that had optimal performance but a lower cost associated with it. If the cache had an optimal performance then an optimal computer could be built. The cache size could keep increasing <text:s/>forever, therefore finding a threshold would also be interesting. The threshold would be where there is really no more benefit in increasing the cache size anymore. <text:s/>This threshold could then lead to what the maximum in other components of the computer system is. </text:p>
      <text:p text:style-name="P16"><text:tab/>The smallest cache size could also be computed. The expected result would be an significant increase in the number of misses. This would then show how a program without a cache would run. The test points for this experiment could be a cache of 0 bytes, 2 bytes, 4 bytes and so on until a cache of 1,000 bytes could be reached. This would then show the maximum number of misses that a program could have in this environment. This could then lead to a better optimization of the program. This optimization would have to occur in the program's code because you can't really optimize the hardware that is given to you without spending any money. The code could be optimized by changing the layout of the code or how many replications occur within it. </text:p>
      <text:p text:style-name="P16"><text:tab/>This research has shown that even when a cache size is lower then the previous one, the number of misses can increase. There really isn't an explanation for this because it is expected that the number of misses would decrease. This is also a interesting area of exploration as to why this did occur. Maybe there is a bug in the code somewhere when it has a cache size of 8,000 bytes associated with it. It would also be interesting to see if this could be optimized further. This could then lead to programs taking a shorter to complete. <text:tab/>If the programs could be completed in a shorter amount of time then the whole system would gain a speed up. The program would have to all or most of the instructions in the cache in order for it have a significant speed up. Once the program is completely sped up, then the <text:soft-page-break/>other components could be investigated to see where they could also be sped up at. </text:p>
      <text:p text:style-name="P16"><text:tab/>This research has <text:s/>also shown just how far this specific environment can go. It has shown what minimum cache size and what maximum cache size it allows. The minimum cache size is 1,000 bytes and the maximum cache size is 64,000 bytes. The number of cache accesses will remain constant throughout the experiments unless different programs are ran on the analyzer. It should be noted that this research was conducted on a simulated environment and that real world results will be different then what is given.</text:p>
      <text:p text:style-name="P16"><text:tab/>Overall, this experiment has been about how the changing of cache size's changes effects the number of instructions that can parallel to one another. The most significant point of the data set is how the cache size of 8,000 bytes increased the number of misses. The expected case was that it would decrease. The most interesting part of this research was how slow the programs would run when compared to one another. This also leads to how many instructions the programs were running simultaneously. It would be interesting to see how many instructions were running in parallel. Then the number of them could be compared when they were ran using a fully-associative cache, a two-way set associative cache and a four-way set associative cache. Finally, these experiment has shown how a cache really does effect the run time of a program. <text:s/>The cache can store only a certain amount of instructions. If the cache could store all of the instructions that were needed and still have a high level of performance then the optimal conditions for that computer has been meant. </text:p>
      <text:p text:style-name="P16"/>
      <text:p text:style-name="P18">Sources:</text:p>
      <text:p text:style-name="P19"/>
      <text:p text:style-name="Hanging_20_indent"><text:span text:style-name="T11"><text:s/>Architectures, Eec 171 Parallel, John Owens, and Uc Davi. "Instruction Level Parallelism (1)." </text:span><text:span text:style-name="T12">UC DavisCredits</text:span><text:span text:style-name="T10"> </text:span><text:span text:style-name="T11">(n.d.): n. pag. </text:span><text:span text:style-name="T12">Nvidia</text:span><text:span text:style-name="T11">. Nvidia. Web. 27 Nov. 2015. &lt;https://www.nvidia.com/content/cudazone/cudau/courses/ucdavis/lectures/ilp1.pdf&gt;.</text:span> </text:p>
      <text:p text:style-name="Hanging_20_indent"/>
      <text:p text:style-name="Hanging_20_indent"><text:span text:style-name="T8">"Introduction to Caches." </text:span><text:span text:style-name="T9">Introduction to Caches</text:span><text:span text:style-name="T8">. University of Maryland, 2003. Web. 27 Nov. 2015. &lt;http://www.cs.umd.edu/class/sum2003/cmsc311/Notes/Memory/introCache.html&gt;. </text:span></text:p>
      <text:p text:style-name="P20"/>
      <text:p text:style-name="Hanging_20_indent"><text:span text:style-name="T11">Patterson, David A., et al. "Architecture of a VLSI instruction cache for a RISC." </text:span><text:span text:style-name="T12">ACM SIGARCH Computer Architecture News</text:span><text:span text:style-name="T11">. Vol. 11. No. 3. ACM, 1983.</text:span> </text:p>
      <text:p text:style-name="Hanging_20_indent"/>
      <text:p text:style-name="Hanging_20_indent"><text:s/><text:span text:style-name="T11">Torrellas, Josep, Chun Xia, and Russell Daigle. "Optimizing instruction cache performance for operating system intensive workloads." </text:span><text:span text:style-name="T12">High-Performance Computer Architecture, 1995. Proceedings., First IEEE Symposium on</text:span><text:span text:style-name="T11">. IEEE, 1995.</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HP Simplified" svg:font-family="'HP Simplifie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xt:tab/><text:tab/>Rempala/<text:page-number text:select-page="current">1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eborah Rempala</meta:initial-creator>
    <meta:creation-date>2015-11-25T10:41:42.79</meta:creation-date>
    <dc:date>2015-12-07T17:54:30.32</dc:date>
    <dc:creator>Deborah Rempala</dc:creator>
    <meta:editing-duration>PT15H13M22S</meta:editing-duration>
    <meta:editing-cycles>141</meta:editing-cycles>
    <meta:generator>OpenOffice/4.1.2$Win32 OpenOffice.org_project/412m3$Build-9782</meta:generator>
    <meta:document-statistic meta:table-count="0" meta:image-count="3" meta:object-count="1" meta:page-count="13" meta:paragraph-count="65" meta:word-count="6883" meta:character-count="4063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0972in"/>
    </style:style>
    <style:style style:name="co2" style:family="table-column">
      <style:table-column-properties fo:break-before="auto" style:column-width="1.5402in"/>
    </style:style>
    <style:style style:name="co3" style:family="table-column">
      <style:table-column-properties fo:break-before="auto" style:column-width="1.1028in"/>
    </style:style>
    <style:style style:name="co4" style:family="table-column">
      <style:table-column-properties fo:break-before="auto" style:column-width="1.3102in"/>
    </style:style>
    <style:style style:name="co5" style:family="table-column">
      <style:table-column-properties fo:break-before="auto" style:column-width="0.9937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211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08in solid #000000"/>
      <style:paragraph-properties fo:text-align="center" fo:margin-left="0in"/>
      <style:text-properties fo:font-size="12pt" fo:font-weight="bold" style:font-size-asian="12pt" style:font-weight-asian="bold" style:font-size-complex="12pt" style:font-weight-complex="bold"/>
    </style:style>
    <style:style style:name="ce2" style:family="table-cell" style:parent-style-name="Default">
      <style:table-cell-properties fo:border="0.0008in solid #000000"/>
    </style:style>
  </office:automatic-styles>
  <office:body>
    <office:spreadsheet>
      <table:table table:name="Full Associativty"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row table:style-name="ro1">
          <table:table-cell table:style-name="Default" table:number-columns-repeated="5"/>
        </table:table-row>
        <table:table-row table:style-name="ro2">
          <table:table-cell table:style-name="ce1" office:value-type="string">
            <text:p>Size of Cache (in bytes)</text:p>
          </table:table-cell>
          <table:table-cell table:style-name="ce1" office:value-type="string">
            <text:p>File 1</text:p>
          </table:table-cell>
          <table:table-cell table:style-name="ce1" office:value-type="string">
            <text:p>File 2 </text:p>
          </table:table-cell>
          <table:table-cell table:style-name="ce1" office:value-type="string">
            <text:p>File 3</text:p>
          </table:table-cell>
          <table:table-cell table:style-name="ce1" office:value-type="string">
            <text:p>Average</text:p>
          </table:table-cell>
        </table:table-row>
        <table:table-row table:style-name="ro1">
          <table:table-cell office:value-type="float" office:value="1000">
            <text:p>1000</text:p>
          </table:table-cell>
          <table:table-cell office:value-type="float" office:value="821142">
            <text:p>821142</text:p>
          </table:table-cell>
          <table:table-cell office:value-type="float" office:value="364443">
            <text:p>364443</text:p>
          </table:table-cell>
          <table:table-cell office:value-type="float" office:value="2345459">
            <text:p>2345459</text:p>
          </table:table-cell>
          <table:table-cell table:formula="of:=AVERAGE([.B3];[.C3];[.D3])" office:value-type="float" office:value="1177014.66666667">
            <text:p>1177014.66666667</text:p>
          </table:table-cell>
        </table:table-row>
        <table:table-row table:style-name="ro1">
          <table:table-cell office:value-type="float" office:value="2000">
            <text:p>2000</text:p>
          </table:table-cell>
          <table:table-cell office:value-type="float" office:value="821142">
            <text:p>821142</text:p>
          </table:table-cell>
          <table:table-cell office:value-type="float" office:value="364443">
            <text:p>364443</text:p>
          </table:table-cell>
          <table:table-cell office:value-type="float" office:value="2345459">
            <text:p>2345459</text:p>
          </table:table-cell>
          <table:table-cell table:formula="of:=AVERAGE([.B4];[.C4];[.D4])" office:value-type="float" office:value="1177014.66666667">
            <text:p>1177014.66666667</text:p>
          </table:table-cell>
        </table:table-row>
        <table:table-row table:style-name="ro1">
          <table:table-cell office:value-type="float" office:value="4000">
            <text:p>4000</text:p>
          </table:table-cell>
          <table:table-cell office:value-type="float" office:value="821142">
            <text:p>821142</text:p>
          </table:table-cell>
          <table:table-cell office:value-type="float" office:value="364443">
            <text:p>364443</text:p>
          </table:table-cell>
          <table:table-cell office:value-type="float" office:value="2345459">
            <text:p>2345459</text:p>
          </table:table-cell>
          <table:table-cell table:formula="of:=AVERAGE([.B5];[.C5];[.D5])" office:value-type="float" office:value="1177014.66666667">
            <text:p>1177014.66666667</text:p>
          </table:table-cell>
        </table:table-row>
        <table:table-row table:style-name="ro1">
          <table:table-cell office:value-type="float" office:value="8000">
            <text:p>8000</text:p>
          </table:table-cell>
          <table:table-cell office:value-type="float" office:value="821142">
            <text:p>821142</text:p>
          </table:table-cell>
          <table:table-cell office:value-type="float" office:value="364443">
            <text:p>364443</text:p>
          </table:table-cell>
          <table:table-cell office:value-type="float" office:value="2345459">
            <text:p>2345459</text:p>
          </table:table-cell>
          <table:table-cell table:formula="of:=AVERAGE([.B6];[.C6];[.D6])" office:value-type="float" office:value="1177014.66666667">
            <text:p>1177014.66666667</text:p>
          </table:table-cell>
        </table:table-row>
        <table:table-row table:style-name="ro1">
          <table:table-cell office:value-type="float" office:value="16000">
            <text:p>16000</text:p>
          </table:table-cell>
          <table:table-cell office:value-type="float" office:value="821142">
            <text:p>821142</text:p>
          </table:table-cell>
          <table:table-cell office:value-type="float" office:value="364443">
            <text:p>364443</text:p>
          </table:table-cell>
          <table:table-cell office:value-type="float" office:value="2345459">
            <text:p>2345459</text:p>
          </table:table-cell>
          <table:table-cell table:formula="of:=AVERAGE([.B7];[.C7];[.D7])" office:value-type="float" office:value="1177014.66666667">
            <text:p>1177014.66666667</text:p>
          </table:table-cell>
        </table:table-row>
        <table:table-row table:style-name="ro1">
          <table:table-cell office:value-type="float" office:value="32000">
            <text:p>32000</text:p>
          </table:table-cell>
          <table:table-cell office:value-type="float" office:value="821142">
            <text:p>821142</text:p>
          </table:table-cell>
          <table:table-cell office:value-type="float" office:value="364443">
            <text:p>364443</text:p>
          </table:table-cell>
          <table:table-cell office:value-type="float" office:value="2345459">
            <text:p>2345459</text:p>
          </table:table-cell>
          <table:table-cell table:formula="of:=AVERAGE([.B8];[.C8];[.D8])" office:value-type="float" office:value="1177014.66666667">
            <text:p>1177014.66666667</text:p>
          </table:table-cell>
        </table:table-row>
        <table:table-row table:style-name="ro1">
          <table:table-cell office:value-type="float" office:value="64000">
            <text:p>64000</text:p>
          </table:table-cell>
          <table:table-cell office:value-type="float" office:value="821142">
            <text:p>821142</text:p>
          </table:table-cell>
          <table:table-cell office:value-type="float" office:value="364443">
            <text:p>364443</text:p>
          </table:table-cell>
          <table:table-cell office:value-type="float" office:value="2345459">
            <text:p>2345459</text:p>
          </table:table-cell>
          <table:table-cell table:formula="of:=AVERAGE([.B9];[.C9];[.D9])" office:value-type="float" office:value="1177014.66666667">
            <text:p>1177014.66666667</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02">12/02/2015</text:date>, <text:time>20:08:15</text:time></text:p>
        </style:region-right>
      </style:header>
      <style:header-left style:display="false"/>
      <style:footer>
        <text:p>Page <text:page-number>1</text:page-number> / <text:page-count>99</text:page-count></text:p>
      </style:footer>
      <style:footer-left style:display="false"/>
    </style:master-page>
  </office:master-styles>
</office:document-styles>
</file>